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3.979cm" style:rel-column-width="16383*"/>
    </style:style>
    <style:style style:name="Table1.D" style:family="table-column">
      <style:table-column-properties style:column-width="3.98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1" fo:font-size="10pt" style:font-size-asian="8.75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1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1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Table_20_Contents">
      <style:text-properties style:font-name="Myriad Pro"/>
    </style:style>
    <style:style style:name="P7" style:family="paragraph" style:parent-style-name="Table_20_Heading">
      <style:text-properties style:font-name="Myriad Pro"/>
    </style:style>
    <style:style style:name="P8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9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10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12" style:family="paragraph" style:parent-style-name="Standard">
      <style:text-properties style:font-name="Myriad Pro" fo:font-size="11pt" fo:language="en" fo:country="ZA" fo:font-weight="normal" style:font-name-asian="Century Gothic" style:font-size-asian="9.60000038146973pt" style:font-weight-asian="normal" style:font-name-complex="Century Gothic" style:font-size-complex="11pt" style:font-weight-complex="normal"/>
    </style:style>
    <style:style style:name="P13" style:family="paragraph" style:parent-style-name="Standard">
      <style:text-properties style:font-name="Myriad Pro" fo:font-size="14pt" fo:language="en" fo:country="ZA" fo:font-weight="bold" style:font-name-asian="Century Gothic" style:font-size-asian="12.25pt" style:font-weight-asian="bold" style:font-name-complex="Century Gothic" style:font-size-complex="14pt" style:font-weight-complex="bold"/>
    </style:style>
    <style:style style:name="T1" style:family="text">
      <style:text-properties style:font-name="Myriad Pro1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1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><text:s/></text:p>
      <text:p text:style-name="P10"/>
      <text:p text:style-name="P10"/>
      <text:p text:style-name="P10"/>
      <text:p text:style-name="P11"><text:date style:data-style-name="N81" text:date-value="2013-09-26T14:28:22" text:fixed="true">26. September 2013</text:date></text:p>
      <text:p text:style-name="P10"/>
      <text:p text:style-name="P13">Orders List for {{myCurrentDate|date:'F, Y'}}</text:p>
      <text:p text:style-name="P13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7">Order ID</text:p>
            </table:table-cell>
            <table:table-cell table:style-name="Table1.A1" office:value-type="string">
              <text:p text:style-name="P7">Date Placed</text:p>
            </table:table-cell>
            <table:table-cell table:style-name="Table1.A1" office:value-type="string">
              <text:p text:style-name="P7">Placed By</text:p>
            </table:table-cell>
            <table:table-cell table:style-name="Table1.D1" office:value-type="string">
              <text:p text:style-name="P7">Status</text:p>
            </table:table-cell>
          </table:table-row>
        </table:table-header-rows>
        <table:table-row>
          <table:table-cell table:style-name="Table1.A2" office:value-type="string">
            <text:p text:style-name="P6">{% xmlfor myOrder in myRecords %}{{myOrder.id}}</text:p>
          </table:table-cell>
          <table:table-cell table:style-name="Table1.A2" office:value-type="string">
            <text:p text:style-name="P6">{{myOrder.order_date|date:'jS F Y'}}</text:p>
          </table:table-cell>
          <table:table-cell table:style-name="Table1.A2" office:value-type="string">
            <text:p text:style-name="P6">{{myOrder.user.get_profile.first_name}} {{myOrder.user.get_profile.last_name}}</text:p>
          </table:table-cell>
          <table:table-cell table:style-name="Table1.D2" office:value-type="string">
            <text:p text:style-name="P6">{{myOrder.order_status}}{% endxmlfor %}</text:p>
          </table:table-cell>
        </table:table-row>
      </table:table>
      <text:p text:style-name="P12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1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1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1" fo:font-size="10pt" style:font-size-asian="8.75pt" style:font-size-complex="10pt"/>
    </style:style>
    <style:style style:name="MT1" style:family="text">
      <style:text-properties style:font-name="Myriad Pro1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1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9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0.981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8.474cm" svg:y="0.392cm" svg:width="7.331cm" svg:height="2.831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MP5">Page <text:page-number text:select-page="current">1</text:page-number> of <text:page-count>1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3-12T10:48:26</dc:date>
    <meta:print-date>2011-10-04T14:25:00</meta:print-date>
    <meta:editing-cycles>14</meta:editing-cycles>
    <meta:editing-duration>PT15M33S</meta:editing-duration>
    <meta:generator>OpenOffice/4.0.1$Unix OpenOffice.org_project/401m5$Build-9714</meta:generator>
    <dc:creator>George Irwin</dc:creator>
    <meta:document-statistic meta:table-count="1" meta:image-count="3" meta:object-count="0" meta:page-count="1" meta:paragraph-count="16" meta:word-count="46" meta:character-count="433"/>
  </office:meta>
</office:document-meta>
</file>